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style:font-name="Times New Roman" fo:font-size="12pt" fo:language="en" fo:country="US" officeooo:paragraph-rsid="002e4f0b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7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8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officeooo:paragraph-rsid="002e4f0b"/>
    </style:style>
    <style:style style:name="P11" style:family="paragraph" style:parent-style-name="Standard">
      <style:text-properties officeooo:paragraph-rsid="00390162"/>
    </style:style>
    <style:style style:name="P12" style:family="paragraph" style:parent-style-name="Standard">
      <style:text-properties officeooo:paragraph-rsid="00392d3f"/>
    </style:style>
    <style:style style:name="P13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paragraph-properties fo:break-before="page"/>
      <style:text-properties officeooo:paragraph-rsid="00392d3f"/>
    </style:style>
    <style:style style:name="P15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6" style:family="paragraph" style:parent-style-name="Standard">
      <style:text-properties fo:color="#000000" style:font-name="DejaVu Sans Mono" fo:font-size="12pt" fo:language="en" fo:country="US" style:text-underline-style="none" officeooo:rsid="001cdff2" officeooo:paragraph-rsid="00392d3f" style:letter-kerning="true" style:font-name-asian="Liberation Serif1" style:font-size-asian="12pt" style:language-asian="hi" style:country-asian="IN"/>
    </style:style>
    <style:style style:name="P17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Liberation Serif1" style:font-size-asian="12pt" style:language-asian="hi" style:country-asian="IN"/>
    </style:style>
    <style:style style:name="P18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9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20" style:family="paragraph" style:parent-style-name="Standard">
      <style:text-properties fo:color="#000000" style:font-name="Times New Roman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21" style:family="paragraph" style:parent-style-name="Standard">
      <style:text-properties officeooo:paragraph-rsid="003db831"/>
    </style:style>
    <style:style style:name="P22" style:family="paragraph" style:parent-style-name="Standard">
      <style:text-properties officeooo:paragraph-rsid="0044256d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officeooo:rsid="003b194f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en" fo:country="US" officeooo:rsid="003b194f" style:letter-kerning="true" style:font-name-asian="Times New Roman1" style:font-size-asian="12pt" style:language-asian="ar" style:country-asian="SA" style:font-name-complex="Liberation Serif1" style:font-size-complex="12pt"/>
    </style:style>
    <style:style style:name="T14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15" style:family="text">
      <style:text-properties fo:color="#000000" style:font-name="Times New Roman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16" style:family="text">
      <style:text-properties fo:color="#000000" style:font-name="Times New Roman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17" style:family="text">
      <style:text-properties fo:color="#000000" style:font-name="Times New Roman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18" style:family="text">
      <style:text-properties fo:color="#000000" style:font-name="Times New Roman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19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20" style:family="text">
      <style:text-properties fo:color="#000000" style:font-name="Times New Roman" fo:font-size="12pt" fo:language="en" fo:country="US" officeooo:rsid="003f8c08" style:letter-kerning="true" style:font-name-asian="Times New Roman1" style:font-size-asian="12pt" style:language-asian="ar" style:country-asian="SA"/>
    </style:style>
    <style:style style:name="T21" style:family="text">
      <style:text-properties fo:color="#000000" style:font-name="Times New Roman" fo:font-size="12pt" fo:language="en" fo:country="US" officeooo:rsid="0043443a" style:letter-kerning="true" style:font-name-asian="Times New Roman1" style:font-size-asian="12pt" style:language-asian="ar" style:country-asian="SA"/>
    </style:style>
    <style:style style:name="T22" style:family="text">
      <style:text-properties fo:color="#000000" style:font-name="Times New Roman" fo:font-size="12pt" fo:language="en" fo:country="US" officeooo:rsid="0043f66a" style:letter-kerning="true" style:font-name-asian="Times New Roman1" style:font-size-asian="12pt" style:language-asian="ar" style:country-asian="SA"/>
    </style:style>
    <style:style style:name="T23" style:family="text">
      <style:text-properties fo:color="#000000" style:font-name="Times New Roman" fo:font-size="12pt" fo:language="en" fo:country="US" officeooo:rsid="0044256d" style:letter-kerning="true" style:font-name-asian="Times New Roman1" style:font-size-asian="12pt" style:language-asian="ar" style:country-asian="SA"/>
    </style:style>
    <style:style style:name="T24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5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26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/>
    </style:style>
    <style:style style:name="T27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8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9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30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31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32" style:family="text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3" style:family="text">
      <style:text-properties fo:color="#000000" style:font-name="Times New Roman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34" style:family="text">
      <style:text-properties fo:color="#000000" style:font-name="Times New Roman" fo:font-size="12pt" fo:language="en" fo:country="US" style:text-underline-style="none" fo:font-weight="bold" officeooo:rsid="001cb7b9" style:letter-kerning="true" style:font-name-asian="Times New Roman1" style:font-size-asian="12pt" style:language-asian="ar" style:country-asian="SA" style:font-weight-asian="bold" style:font-weight-complex="bold"/>
    </style:style>
    <style:style style:name="T35" style:family="text">
      <style:text-properties fo:color="#000000" style:font-name="Times New Roman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36" style:family="text">
      <style:text-properties fo:color="#000000" style:font-name="Times New Roman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37" style:family="text">
      <style:text-properties fo:color="#000000" style:font-name="Times New Roman" fo:font-size="12pt" fo:language="en" fo:country="US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38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style:letter-kerning="true" style:font-name-asian="Times New Roman1" style:font-size-asian="12pt" style:language-asian="ar" style:country-asian="SA" style:font-style-asian="italic" style:font-style-complex="italic"/>
    </style:style>
    <style:style style:name="T39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 style:font-style-asian="italic" style:font-style-complex="italic"/>
    </style:style>
    <style:style style:name="T40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 style:font-style-asian="italic" style:font-style-complex="italic"/>
    </style:style>
    <style:style style:name="T41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42" style:family="text">
      <style:text-properties fo:color="#000000" style:font-name="Times New Roman" fo:font-size="12pt" fo:language="ar" fo:country="SA" officeooo:rsid="0034d577" style:letter-kerning="true" style:font-name-asian="Lohit Hindi" style:font-size-asian="12pt" style:language-asian="hi" style:country-asian="IN"/>
    </style:style>
    <style:style style:name="T43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44" style:family="text">
      <style:text-properties fo:color="#000000" style:font-name="DejaVu Sans Mono" fo:font-size="12pt" fo:language="en" fo:country="US" style:text-underline-style="none" officeooo:rsid="001cdff2" style:letter-kerning="true" style:font-name-asian="Times New Roman1" style:font-size-asian="12pt" style:language-asian="ar" style:country-asian="SA"/>
    </style:style>
    <style:style style:name="T45" style:family="text">
      <style:text-properties fo:color="#000000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46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en" style:country-asian="US"/>
    </style:style>
    <style:style style:name="T47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hi" style:country-asian="IN"/>
    </style:style>
    <style:style style:name="T48" style:family="text">
      <style:text-properties fo:color="#000000" style:font-name="DejaVu Sans Mono" fo:font-size="12pt" fo:language="en" fo:country="US" style:text-underline-style="none" officeooo:rsid="001cb7b9" style:letter-kerning="true" style:font-name-asian="Liberation Serif1" style:font-size-asian="12pt" style:language-asian="hi" style:country-asian="IN"/>
    </style:style>
    <style:style style:name="T49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hi" style:country-asian="IN"/>
    </style:style>
    <style:style style:name="T50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en" style:country-asian="US"/>
    </style:style>
    <style:style style:name="T51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en" style:country-asian="US"/>
    </style:style>
    <style:style style:name="T52" style:family="text">
      <style:text-properties fo:color="#000000" style:font-name="DejaVu Sans Mono" fo:font-size="12pt" fo:language="en" fo:country="US" style:letter-kerning="true" style:font-name-asian="Times New Roman1" style:font-size-asian="12pt" style:language-asian="en" style:country-asian="US"/>
    </style:style>
    <style:style style:name="T53" style:family="text">
      <style:text-properties fo:color="#000000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54" style:family="text">
      <style:text-properties fo:color="#000000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T55" style:family="text">
      <style:text-properties fo:color="#000000" fo:font-size="12pt" fo:language="en" fo:country="US" style:letter-kerning="true" style:font-name-asian="Liberation Serif1" style:font-size-asian="12pt" style:language-asian="hi" style:country-asian="IN"/>
    </style:style>
    <style:style style:name="T56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57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58" style:family="text">
      <style:text-properties fo:color="#000080" style:font-name="Times New Roman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59" style:family="text">
      <style:text-properties style:text-position="super 58%" style:font-name-asian="Times New Roman1"/>
    </style:style>
    <style:style style:name="T60" style:family="text">
      <style:text-properties style:text-position="super 58%" style:font-name-asian="Times New Roman1" style:language-asian="ar" style:country-asian="SA"/>
    </style:style>
    <style:style style:name="T61" style:family="text">
      <style:text-properties officeooo:rsid="001e6dfd"/>
    </style:style>
    <style:style style:name="T62" style:family="text">
      <style:text-properties officeooo:rsid="001ef33b"/>
    </style:style>
    <style:style style:name="T63" style:family="text">
      <style:text-properties officeooo:rsid="00226e6c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officeooo:rsid="00278c66"/>
    </style:style>
    <style:style style:name="T68" style:family="text">
      <style:text-properties style:font-name="DejaVu Sans Mono"/>
    </style:style>
    <style:style style:name="T69" style:family="text">
      <style:text-properties style:font-name="DejaVu Sans Mono" style:text-underline-style="none"/>
    </style:style>
    <style:style style:name="T70" style:family="text">
      <style:text-properties style:font-name="DejaVu Sans Mono" style:font-name-asian="Liberation Serif1" style:language-asian="hi" style:country-asian="IN"/>
    </style:style>
    <style:style style:name="T71" style:family="text">
      <style:text-properties style:font-name="DejaVu Sans Mono" style:font-name-asian="Liberation Serif1" style:language-asian="en" style:country-asian="US"/>
    </style:style>
    <style:style style:name="T72" style:family="text">
      <style:text-properties style:font-name="DejaVu Sans Mono" style:language-asian="en" style:country-asian="US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officeooo:rsid="0036ada0"/>
    </style:style>
    <style:style style:name="T75" style:family="text">
      <style:text-properties style:font-name-asian="Liberation Serif1" style:language-asian="hi" style:country-asian="IN"/>
    </style:style>
    <style:style style:name="T76" style:family="text">
      <style:text-properties style:font-name-asian="Times New Roman1" style:language-asian="ar" style:country-asian="SA"/>
    </style:style>
    <style:style style:name="T77" style:family="text">
      <style:text-properties officeooo:rsid="003b194f"/>
    </style:style>
    <style:style style:name="T78" style:family="text">
      <style:text-properties officeooo:rsid="003db831"/>
    </style:style>
    <style:style style:name="T79" style:family="text">
      <style:text-properties officeooo:rsid="003f8c08"/>
    </style:style>
    <style:style style:name="T80" style:family="text">
      <style:text-properties officeooo:rsid="0043443a"/>
    </style:style>
    <style:style style:name="T81" style:family="text">
      <style:text-properties officeooo:rsid="0043f66a"/>
    </style:style>
    <style:style style:name="T82" style:family="text">
      <style:text-properties officeooo:rsid="004425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o Juhani Keski-Valkama, MSc</text:p>
      <text:p text:style-name="P7">Hacker / Machine Learning Generalist / Innovator in Software</text:p>
      <text:p text:style-name="P8">tero.keski-valkama@neter.fi</text:p>
      <text:p text:style-name="P2">+<text:span text:style-name="T61">41</text:span> <text:span text:style-name="T61">79 208 9540</text:span></text:p>
      <text:p text:style-name="P6"/>
      <text:p text:style-name="Standard"><text:span text:style-name="T41">Recommendations available in </text:span><text:a xlink:type="simple" xlink:href="https://fi.linkedin.com/in/terokeskivalkama" text:style-name="Internet_20_link" text:visited-style-name="Visited_20_Internet_20_Link"><text:span text:style-name="T56">LinkedIn</text:span></text:a><text:span text:style-name="T41">.</text:span></text:p>
      <text:p text:style-name="P6"/>
      <text:p text:style-name="P2">Degrees</text:p>
      <text:p text:style-name="P2"><text:tab/><text:span text:style-name="T73">Master of Science (technology)</text:span></text:p>
      <text:p text:style-name="P2"><text:tab/>Tampere University of Technology,</text:p>
      <text:p text:style-name="P2"><text:tab/>2008</text:p>
      <text:p text:style-name="P6"/>
      <text:p text:style-name="P2"><text:tab/>Major:</text:p>
      <text:p text:style-name="P2"><text:tab/> Software Engineering</text:p>
      <text:p text:style-name="P2"><text:tab/>Minor:</text:p>
      <text:p text:style-name="P2"><text:tab/> Technical Mathematics</text:p>
      <text:p text:style-name="P6"/>
      <text:p text:style-name="P2"><text:tab/>6 months of international studies:</text:p>
      <text:p text:style-name="P2"><text:tab/> Universiti Sains Malaysia</text:p>
      <text:p text:style-name="P6"/>
      <text:p text:style-name="P2">Postgraduate studies</text:p>
      <text:p text:style-name="P2"><text:tab/>Tampere University of Technology</text:p>
      <text:p text:style-name="P6"/>
      <text:p text:style-name="P2"><text:tab/>Subject:</text:p>
      <text:p text:style-name="P2"><text:tab/> Deep learning: Applying modern machine learning to industrial log anomaly detection</text:p>
      <text:p text:style-name="P6"/>
      <text:p text:style-name="P2"><text:tab/>Minors:</text:p>
      <text:p text:style-name="P2"><text:tab/> Learning systems</text:p>
      <text:p text:style-name="P2"><text:tab/> Signal processing</text:p>
      <text:p text:style-name="P1"/>
      <text:p text:style-name="P2">Publications</text:p>
      <text:p text:style-name="P2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57">"CARBOOK: A PLATFORM FOR MOBILE AUTOMOTIVE SERVICES"</text:span></text:a></text:p>
      <text:p text:style-name="Standard"><text:span text:style-name="T58"><text:tab/></text:span><text:span text:style-name="T42">6 patent applications, several white papers, scientific and corporate blog articles</text:span></text:p>
      <text:p text:style-name="P2"/>
      <text:p text:style-name="P2">Awards &amp; achievements</text:p>
      <text:p text:style-name="Standard"><text:span text:style-name="T1"><text:tab/>1</text:span><text:span text:style-name="T59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60">rd</text:span><text:span text:style-name="T1"> place in #SpaceTyckiting @Futurice, 2016</text:span></text:p>
      <text:p text:style-name="Standard"><text:span text:style-name="T1"><text:tab/>1</text:span><text:span text:style-name="T59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59">nd</text:span><text:span text:style-name="T1"> and final online round in Facebook Hacker Cup 2011 (placed 182th)</text:span></text:p>
      <text:p text:style-name="P2"><text:tab/>3 customer satisfaction awards (Nice-business Solutions Oy, 2009, 2010, 2011)</text:p>
      <text:p text:style-name="Standard"><text:span text:style-name="T1"><text:tab/></text:span><text:span text:style-name="T13">9</text:span><text:span text:style-name="T1"> invention award</text:span><text:span text:style-name="T12">s (Elektrobit, HERE Technologies)</text:span></text:p>
      <text:p text:style-name="P6"/>
      <text:p text:style-name="P1"/>
      <text:p text:style-name="P13">Work experience</text:p>
      <text:p text:style-name="P2"/>
      <text:p text:style-name="P16">┊┋</text:p>
      <text:p text:style-name="P12"><text:span text:style-name="T49">┊</text:span><text:span text:style-name="T51">┣</text:span><text:span text:style-name="T44"><text:tab/></text:span><text:span text:style-name="T29">HERE Technologies</text:span></text:p>
      <text:p text:style-name="P12"><text:span text:style-name="T54">┊┃</text:span><text:span text:style-name="T52"> </text:span><text:span text:style-name="T53"><text:tab/></text:span><text:span text:style-name="T1">2018-0</text:span><text:span text:style-name="T3">7</text:span><text:span text:style-name="T1">-</text:span><text:span text:style-name="T3">01</text:span><text:span text:style-name="T1"> –</text:span></text:p>
      <text:p text:style-name="P12"><text:span text:style-name="T54">┊┃</text:span><text:span text:style-name="T53"> ┬<text:tab/></text:span><text:span text:style-name="T9">Wollishofen, Zürich, Switzerland</text:span></text:p>
      <text:p text:style-name="P12"><text:span text:style-name="T54">┊</text:span><text:span text:style-name="T53">┃┬┊<text:tab/></text:span><text:span text:style-name="T37">Lead ML &amp; AI engineer</text:span></text:p>
      <text:p text:style-name="P12"><text:span text:style-name="T54">┊┸</text:span><text:span text:style-name="T53">┊┊<text:tab/></text:span><text:span text:style-name="T3">AI and machine learning. </text:span><text:span text:style-name="T8">Deep reinforcement learning. </text:span><text:span text:style-name="T3">Geolocation, maps.</text:span></text:p>
      <text:p text:style-name="P9"><text:span text:style-name="T75">┊</text:span> ┊┊</text:p>
      <text:p text:style-name="P12"><text:span text:style-name="T54">┊ </text:span><text:span text:style-name="T53">┊</text:span><text:span text:style-name="T50">├</text:span><text:span text:style-name="T53"><text:tab/></text:span><text:span text:style-name="T38">Sentido Emotions Technologies Ltd </text:span><text:span text:style-name="T39">&amp;</text:span><text:span text:style-name="T38"> Sentido X-Tech Ltd</text:span></text:p>
      <text:p text:style-name="P12"><text:span text:style-name="T54">┊</text:span><text:span text:style-name="T52">┰</text:span><text:span text:style-name="T53">┊</text:span><text:span text:style-name="T52">┊<text:tab/></text:span><text:span text:style-name="T1">2018-0</text:span><text:span text:style-name="T10">3</text:span><text:span text:style-name="T1">-</text:span><text:span text:style-name="T10">15</text:span><text:span text:style-name="T1"> – </text:span><text:span text:style-name="T5">2019-01-</text:span><text:span text:style-name="T6">11 </text:span><text:span text:style-name="T7">(part-time)</text:span></text:p>
      <text:p text:style-name="P12"><text:span text:style-name="T54">┊┃</text:span><text:span text:style-name="T53">┊┊<text:tab/></text:span><text:span text:style-name="T9">Finland</text:span></text:p>
      <text:p text:style-name="P12"><text:span text:style-name="T54">┊</text:span><text:span text:style-name="T53">┃</text:span><text:span text:style-name="T68">┊</text:span><text:span text:style-name="T53">┊<text:tab/></text:span><text:span text:style-name="T35">Chief Technology Officer (CTO), partner</text:span></text:p>
      <text:p text:style-name="P12"><text:span text:style-name="T54">┊┃</text:span><text:span text:style-name="T53">┊┊<text:tab/></text:span><text:span text:style-name="T1">Systems and architectures, artificial intelligence, deep learning, signal processing, </text:span></text:p>
      <text:p text:style-name="P12"><text:span text:style-name="T54">┊┃</text:span><text:span text:style-name="T53">┊┴<text:tab/></text:span><text:span text:style-name="T1">embedded and mobile devices</text:span></text:p>
      <text:p text:style-name="P12"><text:span text:style-name="T54">┊</text:span><text:span text:style-name="T55">┃</text:span><text:span text:style-name="T53">┊</text:span></text:p>
      <text:p text:style-name="P12"><text:span text:style-name="T47">┊</text:span><text:span text:style-name="T43">┃</text:span><text:span text:style-name="T50">├</text:span><text:span text:style-name="T43"><text:tab/></text:span><text:span text:style-name="T40">AI Morning</text:span></text:p>
      <text:p text:style-name="P12"><text:span text:style-name="T48">┊</text:span><text:span text:style-name="T45">┃┊<text:tab/></text:span><text:span text:style-name="T32">2017-10-01 – </text:span><text:span text:style-name="T33">2018-10-05 (part-time)</text:span></text:p>
      <text:p text:style-name="P12"><text:span text:style-name="T54">┊┃┊</text:span><text:span text:style-name="T53"><text:tab/></text:span><text:span text:style-name="T9">Tampere, Finland</text:span></text:p>
      <text:p text:style-name="P12"><text:span text:style-name="T48">┊</text:span><text:span text:style-name="T45">┃┊<text:tab/></text:span><text:span text:style-name="T34">Organizer</text:span></text:p>
      <text:p text:style-name="P12"><text:span text:style-name="T48">┊</text:span><text:span text:style-name="T45">┃┊<text:tab/></text:span><text:span text:style-name="T32">Being one of the main organizers of AI Morning (</text:span><text:a xlink:type="simple" xlink:href="http://aimorning.fi/" text:style-name="Internet_20_link" text:visited-style-name="Visited_20_Internet_20_Link"><text:span text:style-name="T66">http://aimorning.fi</text:span></text:a><text:span text:style-name="T32">), with over 100 guests</text:span></text:p>
      <text:p text:style-name="P12"><text:span text:style-name="T48">┊┃┴</text:span><text:span text:style-name="T45"><text:tab/></text:span><text:span text:style-name="T32">in each event</text:span></text:p>
      <text:p text:style-name="P11"><text:span text:style-name="T54">┊</text:span>┃</text:p>
      <text:p text:style-name="P12"><text:span text:style-name="T54">┊</text:span><text:span text:style-name="T50">┣</text:span><text:span text:style-name="T53"><text:tab/></text:span><text:span text:style-name="T28">Cybercom Finland Oy</text:span></text:p>
      <text:p text:style-name="P12"><text:span text:style-name="T54">┊┃</text:span><text:span text:style-name="T52"> </text:span><text:span text:style-name="T53"><text:tab/></text:span><text:span text:style-name="T1">2012-12-03 – </text:span><text:span text:style-name="T4">2018-06-30</text:span></text:p>
      <text:p text:style-name="P12"><text:span text:style-name="T54">┊┃</text:span><text:span text:style-name="T53"><text:tab/></text:span><text:span text:style-name="T9">Tampere, Finland</text:span></text:p>
      <text:p text:style-name="P12"><text:span text:style-name="T54">┊</text:span><text:span text:style-name="T70">┃</text:span><text:span text:style-name="T53"><text:tab/></text:span><text:span text:style-name="T35">Software architect, advisory consultant, speaker, organizer</text:span></text:p>
      <text:p text:style-name="P12"><text:span text:style-name="T54">┊</text:span><text:span text:style-name="T70">┃</text:span><text:span text:style-name="T53"><text:tab/></text:span><text:span text:style-name="T1">Machine learning, blockchain, Machinebook, industrial processes, suomi.fi,</text:span></text:p>
      <text:p text:style-name="P12"><text:span text:style-name="T54">┊┸</text:span><text:span text:style-name="T53"><text:tab/></text:span><text:span text:style-name="T1">National Service Bus,<text:tab/>web technologies, JavaEE, node.js, docker</text:span></text:p>
      <text:p text:style-name="P11"><text:span text:style-name="T54">┊</text:span><text:span text:style-name="T76">┰</text:span></text:p>
      <text:p text:style-name="P12"><text:span text:style-name="T54">┊</text:span><text:span text:style-name="T50">┣</text:span><text:span text:style-name="T53"><text:tab/></text:span><text:span text:style-name="T28">Nice-business Solutions Oy</text:span></text:p>
      <text:p text:style-name="P12"><text:span text:style-name="T54">┊</text:span><text:span text:style-name="T52">┃</text:span><text:span text:style-name="T53"><text:tab/></text:span><text:span text:style-name="T1">2009-07-22 – 2012-11-30</text:span></text:p>
      <text:p text:style-name="P12"><text:span text:style-name="T54">┊┃</text:span><text:span text:style-name="T53"><text:tab/></text:span><text:span text:style-name="T9">Tampere, Finland</text:span></text:p>
      <text:p text:style-name="P12"><text:span text:style-name="T54">┊</text:span><text:span text:style-name="T70">┃</text:span><text:span text:style-name="T53"><text:tab/></text:span><text:span text:style-name="T35">Technical architect</text:span></text:p>
      <text:p text:style-name="P12"><text:span text:style-name="T54">┊</text:span><text:span text:style-name="T70">┃</text:span><text:span text:style-name="T53"><text:tab/></text:span><text:span text:style-name="T1">Modern web technologies consulting, enterprise systems,</text:span></text:p>
      <text:p text:style-name="P12"><text:span text:style-name="T54">┊┸</text:span><text:span text:style-name="T53"><text:tab/></text:span><text:span text:style-name="T1">ScrumMaster, assistant project manager, sales support</text:span></text:p>
      <text:p text:style-name="P17">┊</text:p>
      <text:p text:style-name="P11"><text:span text:style-name="T54">├</text:span><text:span text:style-name="T53"><text:tab/></text:span><text:span text:style-name="T38">Neter</text:span></text:p>
      <text:p text:style-name="P12"><text:span text:style-name="T53">┊</text:span><text:span text:style-name="T68">┰</text:span><text:span text:style-name="T53"><text:tab/></text:span><text:span text:style-name="T1">2009-03-01 –</text:span><text:span text:style-name="T6"> (part-time)</text:span></text:p>
      <text:p text:style-name="P12"><text:span text:style-name="T53">┊</text:span><text:span text:style-name="T72">┃</text:span><text:span text:style-name="T53"><text:tab/></text:span><text:span text:style-name="T9">Finland</text:span></text:p>
      <text:p text:style-name="P12"><text:span text:style-name="T53">┊</text:span><text:span text:style-name="T72">┃</text:span><text:span text:style-name="T53"><text:tab/></text:span><text:span text:style-name="T35">Founder</text:span></text:p>
      <text:p text:style-name="P12"><text:span text:style-name="T53">┊</text:span><text:span text:style-name="T72">┃</text:span><text:span text:style-name="T53"><text:tab/></text:span><text:span text:style-name="T1">Deep learning, modern web technologies consulting,</text:span></text:p>
      <text:p text:style-name="P12"><text:span text:style-name="T53">┊</text:span><text:span text:style-name="T72">┃</text:span><text:span text:style-name="T53"><text:tab/></text:span><text:span text:style-name="T1">TensorFlow, node.js, Ionic, Phaser, Cordova</text:span></text:p>
      <text:p text:style-name="P12"><text:span text:style-name="T54">┊</text:span><text:span text:style-name="T71">┃</text:span></text:p>
      <text:p text:style-name="P12"><text:span text:style-name="T54">┊</text:span><text:span text:style-name="T71">┃</text:span></text:p>
      <text:p text:style-name="P12"><text:span text:style-name="T47">┊</text:span><text:span text:style-name="T71">┃</text:span><text:span text:style-name="T31"><text:tab/></text:span></text:p>
      <text:p text:style-name="P14"><text:span text:style-name="T47">┊</text:span><text:span text:style-name="T46">┃</text:span></text:p>
      <text:p text:style-name="P12"><text:span text:style-name="T47">┊</text:span><text:span text:style-name="T50">┣</text:span><text:span text:style-name="T43"><text:tab/></text:span><text:span text:style-name="T28">Elektrobit Oyj / WS ETA System Engineering / </text:span><text:span text:style-name="T30">Technology Organization</text:span></text:p>
      <text:p text:style-name="P12"><text:span text:style-name="T54">┊</text:span><text:span text:style-name="T71">┃</text:span><text:span text:style-name="T53"><text:tab/></text:span><text:span text:style-name="T1">2007-08-27 – 2009-07-22</text:span></text:p>
      <text:p text:style-name="P12"><text:span text:style-name="T54">┴</text:span><text:span text:style-name="T52">┃</text:span><text:span text:style-name="T53"><text:tab/></text:span><text:span text:style-name="T9">Tampere, Finland</text:span></text:p>
      <text:p text:style-name="P12"><text:span text:style-name="T53"><text:s/>┃</text:span><text:span text:style-name="T52"> </text:span><text:span text:style-name="T53"><text:tab/></text:span><text:span text:style-name="T35">Design engineer / </text:span><text:span text:style-name="T36">Research Engineer</text:span></text:p>
      <text:p text:style-name="P12"><text:span text:style-name="T53"><text:s/></text:span><text:span text:style-name="T68">┃</text:span><text:span text:style-name="T53"><text:tab/></text:span><text:span text:style-name="T1">DSP software development and testing, Next generation internet infrastructure for context-</text:span></text:p>
      <text:p text:style-name="P12"><text:span text:style-name="T53"><text:s/></text:span><text:span text:style-name="T70">┸</text:span><text:span text:style-name="T53"><text:tab/></text:span><text:span text:style-name="T1">sensitive services in car environment, Semantic Web</text:span></text:p>
      <text:p text:style-name="P9"><text:s/>┰</text:p>
      <text:p text:style-name="P11"><text:span text:style-name="T43"><text:s/>┣<text:tab/></text:span><text:span text:style-name="T28">Finnpos Systems Oy</text:span></text:p>
      <text:p text:style-name="P4"><text:span text:style-name="T68"><text:s/>┃<text:tab/></text:span>2005-04-11 – 2006-11-24</text:p>
      <text:p text:style-name="P10"><text:span text:style-name="T53"><text:s/>┃<text:tab/></text:span><text:span text:style-name="T9">Tampere, Finland</text:span></text:p>
      <text:p text:style-name="P4"><text:span text:style-name="T68"><text:s/>┃<text:tab/></text:span><text:span text:style-name="T73">Project manager</text:span></text:p>
      <text:p text:style-name="P4"><text:span text:style-name="T68"><text:s/>┃<text:tab/></text:span>Project responsibility, scheduling, architectural design,</text:p>
      <text:p text:style-name="P10"><text:span text:style-name="T53"><text:s/>┃</text:span><text:span text:style-name="T52"> </text:span><text:span text:style-name="T53"><text:tab/></text:span><text:span text:style-name="T1">and programming for the Finnpos F2 payment terminal,</text:span></text:p>
      <text:p text:style-name="P4"><text:span text:style-name="T68"><text:s/>┃<text:tab/></text:span>Linux kernel driver for LG USB touchscreen,</text:p>
      <text:p text:style-name="P5"><text:span text:style-name="T70"><text:s/>┸</text:span><text:span text:style-name="T68"><text:tab/></text:span>VoIP system using Speex-codec.</text:p>
      <text:p text:style-name="P9"><text:s/>┰</text:p>
      <text:p text:style-name="P5"><text:span text:style-name="T68"><text:s/>┣<text:tab/></text:span><text:span text:style-name="T65">Finnish Air Force</text:span></text:p>
      <text:p text:style-name="P4"><text:span text:style-name="T69"><text:s/>┃<text:tab/></text:span><text:span text:style-name="T67">2002-01-01 – 2003-01-01</text:span></text:p>
      <text:p text:style-name="P10"><text:span text:style-name="T53"><text:s/>┃<text:tab/></text:span><text:span text:style-name="T9">Finland</text:span></text:p>
      <text:p text:style-name="P4"><text:span text:style-name="T68"><text:s/>┃<text:tab/></text:span><text:span text:style-name="T73">Air Force Weather Corporal</text:span></text:p>
      <text:p text:style-name="P4"><text:span text:style-name="T68"><text:s/>┃<text:tab/></text:span>Military training, leadership training, squad leadership,</text:p>
      <text:p text:style-name="P5"><text:span text:style-name="T70"><text:s/>┸</text:span><text:span text:style-name="T68"><text:tab/></text:span>flight weather observation, METAR/SYNOP weather data. </text:p>
      <text:p text:style-name="P6"/>
      <text:p text:style-name="P2">Positions of trust</text:p>
      <text:p text:style-name="P20"><text:tab/><text:span text:style-name="T78">HERE Technologies: Patenting Mentor</text:span></text:p>
      <text:p text:style-name="P20"><text:tab/><text:span text:style-name="T78">2020 –</text:span></text:p>
      <text:p text:style-name="P21"><text:span text:style-name="T1"><text:tab/></text:span><text:span text:style-name="T19">HERE Technologies: </text:span><text:span text:style-name="T14">Machine Learning Competitions Organizer</text:span></text:p>
      <text:p text:style-name="P20"><text:tab/><text:span text:style-name="T78">2020 –</text:span></text:p>
      <text:p text:style-name="P21"><text:span text:style-name="T1"><text:tab/></text:span><text:span text:style-name="T19">HERE Technologies: </text:span><text:span text:style-name="T14">Site Representative, Switzerland</text:span></text:p>
      <text:p text:style-name="P20"><text:tab/><text:span text:style-name="T78">2020 –</text:span></text:p>
      <text:p text:style-name="P21"><text:span text:style-name="T1"><text:tab/>Coursera / Princeton University, Bitcoin and Cryptocurrency Technologies: </text:span><text:span text:style-name="T15">M</text:span><text:span text:style-name="T1">entor</text:span></text:p>
      <text:p text:style-name="P2"><text:tab/>2017 – <text:span text:style-name="T62">2018</text:span> </text:p>
      <text:p text:style-name="P2"><text:tab/>Cybercom Finland Oy, Machine Learning guild: Guildmaster</text:p>
      <text:p text:style-name="P2"><text:tab/>2016 – <text:span text:style-name="T62">2018</text:span></text:p>
      <text:p text:style-name="Standard"><text:span text:style-name="T1"><text:tab/>Cybercom Finland Oy: Vice </text:span><text:span text:style-name="T18">R</text:span><text:span text:style-name="T1">epresentative of </text:span><text:span text:style-name="T18">E</text:span><text:span text:style-name="T1">mployees in the </text:span><text:span text:style-name="T18">C</text:span><text:span text:style-name="T1">orporate </text:span><text:span text:style-name="T18">B</text:span><text:span text:style-name="T1">oard</text:span></text:p>
      <text:p text:style-name="P2"><text:tab/>2015 – <text:span text:style-name="T62">2018</text:span></text:p>
      <text:p text:style-name="Standard"><text:span text:style-name="T1"><text:tab/></text:span><text:span text:style-name="T2">Polyamoria – Tampere: Organizing monthly meet ups for ~160 members</text:span></text:p>
      <text:p text:style-name="P3"><text:tab/>2014 – <text:span text:style-name="T62">2018</text:span></text:p>
      <text:p text:style-name="P22"><text:span text:style-name="T1"><text:tab/></text:span><text:span text:style-name="T18">Condominium</text:span><text:span text:style-name="T1"> Malminkallio: Deputy </text:span><text:span text:style-name="T18">M</text:span><text:span text:style-name="T1">ember of the </text:span><text:span text:style-name="T18">B</text:span><text:span text:style-name="T1">oard</text:span></text:p>
      <text:p text:style-name="P2"><text:tab/>2011</text:p>
      <text:p text:style-name="Standard"><text:span text:style-name="T1"><text:tab/>Roboteam: </text:span><text:span text:style-name="T16">V</text:span><text:span text:style-name="T1">ice </text:span><text:span text:style-name="T17">C</text:span><text:span text:style-name="T1">hairman</text:span></text:p>
      <text:p text:style-name="P2"><text:tab/>2005</text:p>
      <text:p text:style-name="P2"/>
      <text:p text:style-name="P2">Language skills</text:p>
      <text:p text:style-name="P2"><text:tab/>Finnish: mother tongue</text:p>
      <text:p text:style-name="P2"><text:tab/>English: fluent</text:p>
      <text:p text:style-name="P2"><text:tab/>Swedish: good</text:p>
      <text:p text:style-name="P2"><text:tab/>Japanese: basics</text:p>
      <text:p text:style-name="P2"><text:tab/><text:span text:style-name="T63">German: basic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ro Keski-Valkama</meta:initial-creator>
    <meta:creation-date>2012-05-06T13:28:00</meta:creation-date>
    <dc:date>2021-06-04T15:27:08.925325447</dc:date>
    <meta:print-date>2012-05-06T13:10:00</meta:print-date>
    <meta:editing-duration>PT57M4S</meta:editing-duration>
    <meta:editing-cycles>39</meta:editing-cycles>
    <meta:generator>LibreOffice/6.4.7.2$Linux_X86_64 LibreOffice_project/40$Build-2</meta:generator>
    <meta:document-statistic meta:table-count="0" meta:image-count="0" meta:object-count="0" meta:page-count="3" meta:paragraph-count="126" meta:word-count="541" meta:character-count="3945" meta:non-whitespace-character-count="3432"/>
  </office:meta>
</office:document-meta>
</file>